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2639in" table:align="margins" style:shadow="none"/>
    </style:style>
    <style:style style:name="Table1.A" style:family="table-column">
      <style:table-column-properties style:column-width="8.2639in" style:rel-column-width="65535*"/>
    </style:style>
    <style:style style:name="Table1.1" style:family="table-row">
      <style:table-row-properties style:row-height="0.5903in"/>
    </style:style>
    <style:style style:name="Table1.A1" style:family="table-cell">
      <style:table-cell-properties style:vertical-align="middle" fo:padding-left="0.0799in" fo:padding-right="0.0403in" fo:padding-top="0.0403in" fo:padding-bottom="0.0403in" fo:border-left="0.0069in solid #000000" fo:border-right="none" fo:border-top="none" fo:border-bottom="0.0069in solid #000000"/>
    </style:style>
    <style:style style:name="Table1.A14" style:family="table-cell">
      <style:table-cell-properties style:vertical-align="middle" fo:padding-left="0.0799in" fo:padding-right="0.0403in" fo:padding-top="0.0403in" fo:padding-bottom="0.0403in" fo:border-left="0.0069in solid #000000" fo:border-right="none" fo:border-top="none" fo:border-bottom="none"/>
    </style:style>
    <style:style style:name="Table1" style:family="table">
      <style:table-properties style:width="8.2639in" table:align="margins" style:shadow="none"/>
    </style:style>
    <style:style style:name="Table1.A" style:family="table-column">
      <style:table-column-properties style:column-width="8.2639in" style:rel-column-width="65535*"/>
    </style:style>
    <style:style style:name="Table1.1" style:family="table-row">
      <style:table-row-properties style:row-height="0.5903in"/>
    </style:style>
    <style:style style:name="Table1.A1" style:family="table-cell">
      <style:table-cell-properties style:vertical-align="middle" fo:padding-left="0.0799in" fo:padding-right="0.0403in" fo:padding-top="0.0403in" fo:padding-bottom="0.0403in" fo:border-left="0.0069in solid #000000" fo:border-right="none" fo:border-top="none" fo:border-bottom="0.0069in solid #000000"/>
    </style:style>
    <style:style style:name="Table1.A14" style:family="table-cell">
      <style:table-cell-properties style:vertical-align="middle" fo:padding-left="0.0799in" fo:padding-right="0.0403in" fo:padding-top="0.0403in" fo:padding-bottom="0.0403in" fo:border-left="0.0069in solid #000000" fo:border-right="none" fo:border-top="none" fo:border-bottom="none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fr1" style:family="graphic" style:parent-style-name="Frame">
      <style:graphic-properties fo:margin-left="0.0799in" fo:margin-right="0in" fo:margin-top="0.0598in" fo:margin-bottom="0.0799in" style:protect="size position" style:wrap="none" style:vertical-pos="bottom" style:vertical-rel="page" style:horizontal-pos="left" style:horizontal-rel="page" fo:padding="0in" fo:border="none" style:shadow="none" style:writing-mode="tb-rl"/>
    </style:style>
  </office:automatic-styles>
  <office:body>
    <office:text>
      <text:variable-decls>
        <text:variable-decl office:value-type="string" text:name="TearOff_1"/>
        <text:variable-decl office:value-type="string" text:name="TearOff_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8.2957in" svg:height="2in" draw:z-index="0">
        <draw:text-box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1"><text:variable-set text:name="TearOff_1" office:value-type="string">OOo Tear-off Template</text:variable-set></text:p>
                <text:p text:style-name="P1"><text:variable-set text:name="TearOff_2" office:value-type="string">123-555-1212</text:variable-s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  <table:table-row table:style-name="Table1.1">
              <table:table-cell table:style-name="Table1.A14" office:value-type="string">
                <text:p text:style-name="P1"><text:variable-get text:name="TearOff_1" office:value-type="string">OOo Tear-off Template</text:variable-get></text:p>
                <text:p text:style-name="P1"><text:variable-get text:name="TearOff_2" office:value-type="string">123-555-1212</text:variable-get></text:p>
              </table:table-cell>
            </table:table-row>
          </table:table>
          <text:p text:style-name="Frame_20_contents"/>
        </draw:text-box>
      </draw:frame>
      <text:p text:style-name="Standard">Writer tear-off template.</text:p>
      <text:p text:style-name="Standard"/>
      <text:p text:style-name="Standard">The tabs are rows in a table, contained in a frame that positions the table at the bottom of the page and has a vertical direction.</text:p>
      <text:p text:style-name="Standard"/>
      <text:p text:style-name="Standard">The tear-off text is set in two variables, in the first (right-hand) cell. Double-click on each line to change the text.</text:p>
      <text:p text:style-name="Standard"/>
      <text:p text:style-name="Standard">Or, just replace the variables with your own text and copy/paste that to the other cel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umberland" svg:font-family="Cumberlan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e Smith</meta:initial-creator>
    <meta:creation-date>2008-09-01T10:35:22</meta:creation-date>
    <dc:creator>Joe Smith</dc:creator>
    <dc:date>2008-09-01T16:18:25</dc:date>
    <meta:editing-cycles>1</meta:editing-cycles>
    <meta:editing-duration>PT3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2" meta:word-count="71" meta:character-count="393"/>
  </office:meta>
</office:document-meta>
</file>